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Courier New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e6e6e6"/>
      <style:paragraph-properties fo:text-align="center"/>
      <style:text-properties fo:color="#000000" fo:background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</style:style>
    <style:style style:name="P11" style:family="paragraph">
      <loext:graphic-properties draw:fill-color="#000000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top" fo:min-height="1.3807in" fo:padding-top="0.0047in" fo:padding-bottom="0.0047in" fo:padding-left="0.0047in" fo:padding-right="0.0047in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3709in" fo:padding-top="0.0047in" fo:padding-bottom="0.0047in" fo:padding-left="0.0047in" fo:padding-right="0.0047in" style:run-through="foreground"/>
      <style:paragraph-properties style:writing-mode="lr-tb"/>
    </style:style>
    <style:style style:name="gr5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3445in" fo:padding-top="0.0047in" fo:padding-bottom="0.0047in" fo:padding-left="0.0047in" fo:padding-right="0.0047in" style:run-through="foreground"/>
      <style:paragraph-properties style:writing-mode="lr-tb"/>
    </style:style>
    <style:style style:name="gr6" style:family="graphic">
      <style:graphic-properties draw:stroke="none" svg:stroke-width="0.0098in" svg:stroke-color="#000000" draw:marker-start-width="0.15in" draw:marker-end-width="0.15in" draw:fill="none" draw:fill-color="#ffffff" draw:textarea-horizontal-align="center" draw:textarea-vertical-align="middle" fo:min-height="0.5736in" fo:padding-top="0.0047in" fo:padding-bottom="0.0047in" fo:padding-left="0.0047in" fo:padding-right="0.0047in" style:run-through="foreground"/>
      <style:paragraph-properties style:writing-mode="lr-tb"/>
    </style:style>
    <style:style style:name="gr7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1.2138in" fo:padding-top="0.0047in" fo:padding-bottom="0.0047in" fo:padding-left="0.0047in" fo:padding-right="0.0047in" style:run-through="foreground"/>
      <style:paragraph-properties style:writing-mode="lr-tb"/>
    </style:style>
    <style:style style:name="gr8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8339in" fo:padding-top="0.0047in" fo:padding-bottom="0.0047in" fo:padding-left="0.0047in" fo:padding-right="0.0047in" style:run-through="foreground"/>
      <style:paragraph-properties style:writing-mode="lr-tb"/>
    </style:style>
    <style:style style:name="gr9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5736in" fo:padding-top="0.0047in" fo:padding-bottom="0.0047in" fo:padding-left="0.0047in" fo:padding-right="0.0047in" style:run-through="foreground"/>
      <style:paragraph-properties style:writing-mode="lr-tb"/>
    </style:style>
    <style:style style:name="gr10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6154in" fo:padding-top="0.0047in" fo:padding-bottom="0.0047in" fo:padding-left="0.0047in" fo:padding-right="0.0047in" style:run-through="foreground"/>
      <style:paragraph-properties style:writing-mode="lr-tb"/>
    </style:style>
    <style:style style:name="gr11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8236in" fo:padding-top="0.0047in" fo:padding-bottom="0.0047in" fo:padding-left="0.0047in" fo:padding-right="0.0047in" style:run-through="foreground"/>
      <style:paragraph-properties style:writing-mode="lr-tb"/>
    </style:style>
    <style:style style:name="gr12" style:family="graphic">
      <style:graphic-properties svg:stroke-width="0.0598in" svg:stroke-color="#000000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/>
    </style:style>
    <style:style style:name="gr13" style:family="graphic">
      <style:graphic-properties svg:stroke-color="#000000" draw:marker-start="Symmetric_20_Arrow" draw:marker-end="Symmetric_20_Arrow" draw:textarea-horizontal-align="center" draw:textarea-vertical-align="middle" style:run-through="foreground"/>
    </style:style>
    <style:style style:name="gr14" style:family="graphic">
      <style:graphic-properties draw:stroke="dash" draw:stroke-dash="Ultrafine_20_Dashed" svg:stroke-color="#000000" draw:fill="none" draw:fill-color="#e6e6e6" draw:textarea-horizontal-align="center" draw:textarea-vertical-align="middle" style:run-through="foreground"/>
      <style:paragraph-properties style:writing-mode="lr-tb"/>
    </style:style>
    <style:style style:name="gr15" style:family="graphic">
      <style:graphic-properties svg:stroke-color="#000000" draw:fill="none" draw:textarea-horizontal-align="center" draw:textarea-vertical-align="middle" style:run-through="foreground"/>
    </style:style>
    <style:style style:name="gr16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511in" fo:padding-top="0.0047in" fo:padding-bottom="0.0047in" fo:padding-left="0.0047in" fo:padding-right="0.0047in" style:run-through="foreground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0.8728in" fo:min-width="1.1047in" style:run-through="foreground"/>
    </style:style>
    <style:style style:name="gr18" style:family="graphic">
      <style:graphic-properties svg:stroke-color="#000000" draw:marker-end="Symmetric_20_Arrow" draw:textarea-horizontal-align="center" draw:textarea-vertical-align="middle" style:run-through="foreground"/>
    </style:style>
    <style:style style:name="gr19" style:family="graphic">
      <style:graphic-properties svg:stroke-color="#000000" draw:fill-color="#000000" draw:textarea-horizontal-align="justify" draw:textarea-vertical-align="middle" draw:auto-grow-height="false" fo:min-height="0.5555in" fo:min-width="0.0575in" style:run-through="foreground"/>
    </style:style>
    <style:style style:name="gr20" style:family="graphic">
      <style:graphic-properties draw:stroke="none" svg:stroke-width="0.0098in" svg:stroke-color="#000000" draw:marker-start-width="0.15in" draw:marker-end-width="0.15in" draw:fill="none" draw:fill-color="#ffffff" draw:textarea-horizontal-align="center" draw:textarea-vertical-align="middle" draw:auto-grow-height="false" fo:min-height="0.3366in" fo:padding-top="0.0047in" fo:padding-bottom="0.0047in" fo:padding-left="0.0047in" fo:padding-right="0.0047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as-char" draw:z-index="0" draw:style-name="gr1"><draw:frame draw:style-name="gr2" draw:text-style-name="P3" svg:width="1.4169in" svg:height="1.3906in" svg:x="3.7398in" svg:y="0.9583in"><draw:text-box><text:p text:style-name="P2"><text:span text:style-name="T1">S</text:span><text:span text:style-name="T1">E</text:span><text:span text:style-name="T1">-</text:span><text:span text:style-name="T1">P</text:span><text:span text:style-name="T1">o</text:span><text:span text:style-name="T1">s</text:span><text:span text:style-name="T1">t</text:span><text:span text:style-name="T1">g</text:span><text:span text:style-name="T1">r</text:span><text:span text:style-name="T1">e</text:span><text:span text:style-name="T1">S</text:span><text:span text:style-name="T1">Q</text:span><text:span text:style-name="T1">L</text:span></text:p><text:p text:style-name="P2"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r</text:span></text:p><text:p text:style-name="P2"><text:span text:style-name="T1"/></text:p><text:p text:style-name="P2"><text:span text:style-name="T2">(</text:span><text:span text:style-name="T2">s</text:span><text:span text:style-name="T2">e</text:span><text:span text:style-name="T2">p</text:span><text:span text:style-name="T2">g</text:span><text:span text:style-name="T2">s</text:span><text:span text:style-name="T2">q</text:span><text:span text:style-name="T2">l</text:span><text:span text:style-name="T2"> </text:span><text:span text:style-name="T2">e</text:span><text:span text:style-name="T2">x</text:span><text:span text:style-name="T2">t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)</text:span></text:p></draw:text-box></draw:frame><draw:g draw:style-name="gr3"><draw:frame draw:style-name="gr4" draw:text-style-name="P4" svg:width="1.4169in" svg:height="0.3807in" svg:x="3.7398in" svg:y="2.3484in"><draw:text-box><text:p><text:span text:style-name="T3">libselinux</text:span></text:p></draw:text-box></draw:frame><draw:g draw:style-name="gr3"><draw:frame draw:style-name="gr5" draw:text-style-name="P5" svg:width="0.8858in" svg:height="0.3543in" svg:x="2.6146in" svg:y="3.5311in"><draw:text-box><text:p text:style-name="P2"><text:span text:style-name="T4">Kernel </text:span><text:span text:style-name="T4">AVC</text:span></text:p></draw:text-box></draw:frame><draw:g draw:style-name="gr3"><draw:frame draw:style-name="gr6" draw:text-style-name="P5" svg:width="0.7189in" svg:height="0.5835in" svg:x="0.3957in" svg:y="1.5311in"><draw:text-box><text:p text:style-name="P2"><text:span text:style-name="T5">Database</text:span><text:span text:style-name="T4"> </text:span><text:span text:style-name="T6">(filestore)</text:span></text:p></draw:text-box></draw:frame><draw:g draw:style-name="gr3"><draw:g draw:style-name="gr3"><draw:frame draw:style-name="gr7" draw:text-style-name="P6" svg:width="1.0732in" svg:height="1.224in" svg:x="1.9063in" svg:y="1.2709in"><draw:text-box><text:p><text:span text:style-name="T1">SQL Engine</text:span></text:p></draw:text-box></draw:frame><draw:g draw:style-name="gr3"><draw:frame draw:style-name="gr8" draw:text-style-name="P5" svg:width="0.7189in" svg:height="0.8441in" svg:x="3.9272in" svg:y="3.3228in"><draw:text-box><text:p text:style-name="P2"><text:span text:style-name="T4">Secu</text:span><text:span text:style-name="T4">rity </text:span><text:span text:style-name="T4">Serv</text:span><text:span text:style-name="T4">er</text:span></text:p></draw:text-box></draw:frame><draw:frame draw:style-name="gr9" draw:text-style-name="P5" svg:width="0.7189in" svg:height="0.5835in" svg:x="4.9374in" svg:y="3.3335in"><draw:text-box><text:p text:style-name="P2"><text:span text:style-name="T4">SELinux </text:span><text:span text:style-name="T4">Policy</text:span></text:p></draw:text-box></draw:frame><draw:frame draw:style-name="gr10" draw:text-style-name="P5" svg:width="0.7189in" svg:height="0.6252in" svg:x="1.5417in" svg:y="3.3228in"><draw:text-box><text:p text:style-name="P2"><text:span text:style-name="T4">LSM</text:span></text:p></draw:text-box></draw:frame><draw:frame draw:style-name="gr11" draw:text-style-name="P5" svg:width="0.7189in" svg:height="0.8335in" svg:x="0.3752in" svg:y="3.3126in"><draw:text-box><text:p text:style-name="P2"><text:span text:style-name="T4">Kernel </text:span><text:span text:style-name="T4">Resources</text:span></text:p></draw:text-box></draw:frame><draw:line draw:style-name="gr12" draw:text-style-name="P2" svg:x1="0.1047in" svg:y1="3.1563in" svg:x2="5.6776in" svg:y2="3.1563in"><text:p/></draw:line><draw:line draw:style-name="gr13" draw:text-style-name="P2" svg:x1="2.2602in" svg:y1="3.4374in" svg:x2="3.9268in" svg:y2="3.4374in"><text:p/></draw:line><draw:line draw:style-name="gr13" draw:text-style-name="P2" svg:x1="2.2602in" svg:y1="3.7291in" svg:x2="2.6146in" svg:y2="3.7291in"><text:p/></draw:line><draw:line draw:style-name="gr13" draw:text-style-name="P2" svg:x1="1.0937in" svg:y1="3.5839in" svg:x2="1.5209in" svg:y2="3.5839in"><text:p/></draw:line><draw:line draw:style-name="gr13" draw:text-style-name="P2" svg:x1="1.0937in" svg:y1="4.0421in" svg:x2="3.9272in" svg:y2="4.0421in"><text:p/></draw:line><draw:g draw:style-name="gr3"><draw:g draw:style-name="gr3"><draw:rect draw:style-name="gr14" draw:text-style-name="P7" svg:width="5.5106in" svg:height="2.1776in" svg:x="0.1354in" svg:y="0.8126in"><text:p text:style-name="P2"/></draw:rect><draw:g draw:style-name="gr3"><draw:rect draw:style-name="gr15" draw:text-style-name="P8" svg:width="5.7504in" svg:height="4.2504in" svg:x="0in" svg:y="0.0004in"><text:p/></draw:rect><draw:frame draw:style-name="gr16" draw:text-style-name="P9" svg:width="1.6043in" svg:height="0.5213in" svg:x="1.6457in" svg:y="0.0728in"><draw:text-box><text:p text:style-name="P2"><text:span text:style-name="T1">Database Client</text:span></text:p><text:p text:style-name="P2"><text:span text:style-name="T7">(e.g. </text:span><text:span text:style-name="T3">psql</text:span><text:span text:style-name="T7">)</text:span></text:p></draw:text-box></draw:frame></draw:g></draw:g><draw:custom-shape draw:style-name="gr17" draw:text-style-name="P10" svg:width="1.1043in" svg:height="1.3961in" svg:x="0.198in" svg:y="1.0102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18" draw:text-style-name="P2" svg:x1="2.0102in" svg:y1="0.5937in" svg:x2="2in" svg:y2="1.2709in"><text:p/></draw:line><draw:line draw:style-name="gr18" draw:text-style-name="P2" svg:x1="2.8646in" svg:y1="1.2709in" svg:x2="2.8748in" svg:y2="0.5937in"><text:p/></draw:line><draw:line draw:style-name="gr13" draw:text-style-name="P2" svg:x1="1.302in" svg:y1="1.7398in" svg:x2="1.9063in" svg:y2="1.7398in"><text:p/></draw:line><draw:custom-shape draw:style-name="gr19" draw:text-style-name="P11" svg:width="0.115in" svg:height="0.6933in" svg:x="2.4063in" svg:y="2.494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0" draw:text-style-name="P12" svg:width="0.6669in" svg:height="0.3469in" svg:x="2.9791in" svg:y="1.5728in"><draw:text-box><text:p text:style-name="P2"><text:span text:style-name="T8">Check Permissions</text:span></text:p></draw:text-box></draw:frame></draw:g></draw:g></draw:g><draw:frame draw:style-name="gr20" draw:text-style-name="P12" svg:width="0.6669in" svg:height="0.3469in" svg:x="2.1043in" svg:y="0.8646in"><draw:text-box><text:p text:style-name="P2"><text:span text:style-name="T8">SQL Query / Results</text:span></text:p></draw:text-box></draw:frame></draw:g></draw:g></draw:g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5:01:23.892577999</meta:creation-date>
    <dc:date>2020-07-30T15:08:23.393219252</dc:date>
    <meta:editing-duration>PT7M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